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5.824cm"/>
    </style:style>
    <style:style style:name="co6" style:family="table-column">
      <style:table-column-properties fo:break-before="auto" style:column-width="10.0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our user name</text:p>
          </table:table-cell>
          <table:table-cell/>
          <table:table-cell table:style-name="ce1" office:value-type="string" calcext:value-type="string">
            <text:p>perry.vandenhond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h to your private key file:</text:p>
          </table:table-cell>
          <table:table-cell/>
          <table:table-cell table:style-name="ce1" office:value-type="string" calcext:value-type="string">
            <text:p>~/.ssh/id_rsa</text:p>
          </table:table-cell>
          <table:table-cell table:number-columns-repeated="4"/>
          <table:table-cell table:style-name="ce2" office:value-type="string" calcext:value-type="string">
            <text:p>#!/bin/bas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“DNS /etc/hosts"</text:p>
          </table:table-cell>
        </table:table-row>
        <table:table-row table:style-name="ro1">
          <table:table-cell table:style-name="ce1" office:value-type="string" calcext:value-type="string">
            <text:p>TENNENT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NTERNAL_I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LOCAL_PORT</text:p>
          </table:table-cell>
          <table:table-cell table:number-columns-repeated="2"/>
          <table:table-cell table:formula="of:=&quot;ssh -XT -i &quot;&amp;[.C2]&amp;&quot; \&quot;" office:value-type="string" office:string-value="ssh -XT -i ~/.ssh/id_rsa \" calcext:value-type="string">
            <text:p>ssh -XT -i ~/.ssh/id_rsa 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FSOC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10.0.1.1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LOWER(&quot;msp-&quot;&amp;[.A5]&amp;&quot;-&quot;&amp;[.B5])" office:value-type="string" office:string-value="msp-surfsoc-cm" calcext:value-type="string">
            <text:p>msp-surfsoc-cm</text:p>
          </table:table-cell>
          <table:table-cell table:style-name="ce3" table:formula="of:=&quot;    -L &quot;&amp;[.G5]&amp;&quot;:&quot;&amp;[.E5]&amp;&quot;:&quot;&amp;[.C5]&amp;&quot;:&quot;&amp;[.D5]&amp;&quot; \&quot;" office:value-type="string" office:string-value="    -L msp-surfsoc-cm:9000:10.0.1.10:8000 \" calcext:value-type="string">
            <text:p><text:s text:c="4"/>-L msp-surfsoc-cm:9000:10.0.1.10:8000 \</text:p>
          </table:table-cell>
          <table:table-cell/>
          <table:table-cell table:style-name="ce3" table:formula="of:=&quot;https://&quot;&amp;[.G5]&amp;&quot;:&quot;&amp;[.E5]&amp;&quot;/en-GB/account/login?loginType=splunk&quot;" office:value-type="string" office:string-value="https://msp-surfsoc-cm:9000/en-GB/account/login?loginType=splunk" calcext:value-type="string">
            <text:p>https://msp-surfsoc-cm:9000/en-GB/account/login?loginType=splunk</text:p>
          </table:table-cell>
          <table:table-cell table:style-name="ce3" table:formula="of:=&quot;127.0.0.1 &quot;&amp;CHAR(9)&amp;[.G5]" office:value-type="string" office:string-value="127.0.0.1 &#9;msp-surfsoc-cm" calcext:value-type="string">
            <text:p>127.0.0.1 <text:tab/>msp-surfsoc-cm</text:p>
          </table:table-cell>
        </table:table-row>
        <table:table-row table:style-name="ro1">
          <table:table-cell office:value-type="string" calcext:value-type="string">
            <text:p>SURFSOC</text:p>
          </table:table-cell>
          <table:table-cell office:value-type="string" calcext:value-type="string">
            <text:p>HFW</text:p>
          </table:table-cell>
          <table:table-cell office:value-type="string" calcext:value-type="string">
            <text:p>10.0.5.10</text:p>
          </table:table-cell>
          <table:table-cell office:value-type="float" office:value="8000" calcext:value-type="float">
            <text:p>8000</text:p>
          </table:table-cell>
          <table:table-cell table:formula="of:=+[.E5]+1" office:value-type="float" office:value="9001" calcext:value-type="float">
            <text:p>9001</text:p>
          </table:table-cell>
          <table:table-cell/>
          <table:table-cell table:formula="of:=LOWER(&quot;msp-&quot;&amp;[.A6]&amp;&quot;-&quot;&amp;[.B6])" office:value-type="string" office:string-value="msp-surfsoc-hfw" calcext:value-type="string">
            <text:p>msp-surfsoc-hfw</text:p>
          </table:table-cell>
          <table:table-cell table:formula="of:=&quot;    -L &quot;&amp;[.G6]&amp;&quot;:&quot;&amp;[.E6]&amp;&quot;:&quot;&amp;[.C6]&amp;&quot;:&quot;&amp;[.D6]&amp;&quot; \&quot;" office:value-type="string" office:string-value="    -L msp-surfsoc-hfw:9001:10.0.5.10:8000 \" calcext:value-type="string">
            <text:p><text:s text:c="4"/>-L msp-surfsoc-hfw:9001:10.0.5.10:8000 \</text:p>
          </table:table-cell>
          <table:table-cell/>
          <table:table-cell table:formula="of:=&quot;https://&quot;&amp;[.G6]&amp;&quot;:&quot;&amp;[.E6]&amp;&quot;/en-GB/account/login?loginType=splunk&quot;" office:value-type="string" office:string-value="https://msp-surfsoc-hfw:9001/en-GB/account/login?loginType=splunk" calcext:value-type="string">
            <text:p>https://msp-surfsoc-hfw:9001/en-GB/account/login?loginType=splunk</text:p>
          </table:table-cell>
          <table:table-cell table:formula="of:=&quot;127.0.0.1 &quot;&amp;CHAR(9)&amp;[.G6]" office:value-type="string" office:string-value="127.0.0.1 &#9;msp-surfsoc-hfw" calcext:value-type="string">
            <text:p>127.0.0.1 <text:tab/>msp-surfsoc-hfw</text:p>
          </table:table-cell>
        </table:table-row>
        <table:table-row table:style-name="ro1">
          <table:table-cell office:value-type="string" calcext:value-type="string">
            <text:p>SURFSOC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10.0.6.10</text:p>
          </table:table-cell>
          <table:table-cell office:value-type="float" office:value="8000" calcext:value-type="float">
            <text:p>8000</text:p>
          </table:table-cell>
          <table:table-cell table:formula="of:=+[.E6]+1" office:value-type="float" office:value="9002" calcext:value-type="float">
            <text:p>9002</text:p>
          </table:table-cell>
          <table:table-cell/>
          <table:table-cell table:formula="of:=LOWER(&quot;msp-&quot;&amp;[.A7]&amp;&quot;-&quot;&amp;[.B7])" office:value-type="string" office:string-value="msp-surfsoc-ds" calcext:value-type="string">
            <text:p>msp-surfsoc-ds</text:p>
          </table:table-cell>
          <table:table-cell table:formula="of:=&quot;    -L &quot;&amp;[.G7]&amp;&quot;:&quot;&amp;[.E7]&amp;&quot;:&quot;&amp;[.C7]&amp;&quot;:&quot;&amp;[.D7]&amp;&quot; \&quot;" office:value-type="string" office:string-value="    -L msp-surfsoc-ds:9002:10.0.6.10:8000 \" calcext:value-type="string">
            <text:p><text:s text:c="4"/>-L msp-surfsoc-ds:9002:10.0.6.10:8000 \</text:p>
          </table:table-cell>
          <table:table-cell/>
          <table:table-cell table:formula="of:=&quot;https://&quot;&amp;[.G7]&amp;&quot;:&quot;&amp;[.E7]&amp;&quot;/en-GB/account/login?loginType=splunk&quot;" office:value-type="string" office:string-value="https://msp-surfsoc-ds:9002/en-GB/account/login?loginType=splunk" calcext:value-type="string">
            <text:p>https://msp-surfsoc-ds:9002/en-GB/account/login?loginType=splunk</text:p>
          </table:table-cell>
          <table:table-cell table:formula="of:=&quot;127.0.0.1 &quot;&amp;CHAR(9)&amp;[.G7]" office:value-type="string" office:string-value="127.0.0.1 &#9;msp-surfsoc-ds" calcext:value-type="string">
            <text:p>127.0.0.1 <text:tab/>msp-surfsoc-ds</text:p>
          </table:table-cell>
        </table:table-row>
        <table:table-row table:style-name="ro1">
          <table:table-cell office:value-type="string" calcext:value-type="string">
            <text:p>SURFSOC</text:p>
          </table:table-cell>
          <table:table-cell office:value-type="string" calcext:value-type="string">
            <text:p>DEPL</text:p>
          </table:table-cell>
          <table:table-cell office:value-type="string" calcext:value-type="string">
            <text:p>10.0.2.10</text:p>
          </table:table-cell>
          <table:table-cell office:value-type="float" office:value="8000" calcext:value-type="float">
            <text:p>8000</text:p>
          </table:table-cell>
          <table:table-cell table:formula="of:=+[.E7]+1" office:value-type="float" office:value="9003" calcext:value-type="float">
            <text:p>9003</text:p>
          </table:table-cell>
          <table:table-cell/>
          <table:table-cell table:formula="of:=LOWER(&quot;msp-&quot;&amp;[.A8]&amp;&quot;-&quot;&amp;[.B8])" office:value-type="string" office:string-value="msp-surfsoc-depl" calcext:value-type="string">
            <text:p>msp-surfsoc-depl</text:p>
          </table:table-cell>
          <table:table-cell table:formula="of:=&quot;    -L &quot;&amp;[.G8]&amp;&quot;:&quot;&amp;[.E8]&amp;&quot;:&quot;&amp;[.C8]&amp;&quot;:&quot;&amp;[.D8]&amp;&quot; \&quot;" office:value-type="string" office:string-value="    -L msp-surfsoc-depl:9003:10.0.2.10:8000 \" calcext:value-type="string">
            <text:p><text:s text:c="4"/>-L msp-surfsoc-depl:9003:10.0.2.10:8000 \</text:p>
          </table:table-cell>
          <table:table-cell/>
          <table:table-cell table:formula="of:=&quot;https://&quot;&amp;[.G8]&amp;&quot;:&quot;&amp;[.E8]&amp;&quot;/en-GB/account/login?loginType=splunk&quot;" office:value-type="string" office:string-value="https://msp-surfsoc-depl:9003/en-GB/account/login?loginType=splunk" calcext:value-type="string">
            <text:p>https://msp-surfsoc-depl:9003/en-GB/account/login?loginType=splunk</text:p>
          </table:table-cell>
          <table:table-cell table:formula="of:=&quot;127.0.0.1 &quot;&amp;CHAR(9)&amp;[.G8]" office:value-type="string" office:string-value="127.0.0.1 &#9;msp-surfsoc-depl" calcext:value-type="string">
            <text:p>127.0.0.1 <text:tab/>msp-surfsoc-depl</text:p>
          </table:table-cell>
        </table:table-row>
        <table:table-row table:style-name="ro1">
          <table:table-cell office:value-type="string" calcext:value-type="string">
            <text:p>SURFSOC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10.0.2.11</text:p>
          </table:table-cell>
          <table:table-cell office:value-type="float" office:value="8000" calcext:value-type="float">
            <text:p>8000</text:p>
          </table:table-cell>
          <table:table-cell table:formula="of:=+[.E8]+1" office:value-type="float" office:value="9004" calcext:value-type="float">
            <text:p>9004</text:p>
          </table:table-cell>
          <table:table-cell/>
          <table:table-cell table:formula="of:=LOWER(&quot;msp-&quot;&amp;[.A9]&amp;&quot;-&quot;&amp;[.B9])" office:value-type="string" office:string-value="msp-surfsoc-sh1" calcext:value-type="string">
            <text:p>msp-surfsoc-sh1</text:p>
          </table:table-cell>
          <table:table-cell table:formula="of:=&quot;    -L &quot;&amp;[.G9]&amp;&quot;:&quot;&amp;[.E9]&amp;&quot;:&quot;&amp;[.C9]&amp;&quot;:&quot;&amp;[.D9]&amp;&quot; \&quot;" office:value-type="string" office:string-value="    -L msp-surfsoc-sh1:9004:10.0.2.11:8000 \" calcext:value-type="string">
            <text:p><text:s text:c="4"/>-L msp-surfsoc-sh1:9004:10.0.2.11:8000 \</text:p>
          </table:table-cell>
          <table:table-cell/>
          <table:table-cell table:formula="of:=&quot;https://&quot;&amp;[.G9]&amp;&quot;:&quot;&amp;[.E9]&amp;&quot;/en-GB/account/login?loginType=splunk&quot;" office:value-type="string" office:string-value="https://msp-surfsoc-sh1:9004/en-GB/account/login?loginType=splunk" calcext:value-type="string">
            <text:p>https://msp-surfsoc-sh1:9004/en-GB/account/login?loginType=splunk</text:p>
          </table:table-cell>
          <table:table-cell table:formula="of:=&quot;127.0.0.1 &quot;&amp;CHAR(9)&amp;[.G9]" office:value-type="string" office:string-value="127.0.0.1 &#9;msp-surfsoc-sh1" calcext:value-type="string">
            <text:p>127.0.0.1 <text:tab/>msp-surfsoc-sh1</text:p>
          </table:table-cell>
        </table:table-row>
        <table:table-row table:style-name="ro1">
          <table:table-cell office:value-type="string" calcext:value-type="string">
            <text:p>SURFSOC</text:p>
          </table:table-cell>
          <table:table-cell office:value-type="string" calcext:value-type="string">
            <text:p>SH2</text:p>
          </table:table-cell>
          <table:table-cell office:value-type="string" calcext:value-type="string">
            <text:p>10.0.2.12</text:p>
          </table:table-cell>
          <table:table-cell office:value-type="float" office:value="8000" calcext:value-type="float">
            <text:p>8000</text:p>
          </table:table-cell>
          <table:table-cell table:formula="of:=+[.E9]+1" office:value-type="float" office:value="9005" calcext:value-type="float">
            <text:p>9005</text:p>
          </table:table-cell>
          <table:table-cell/>
          <table:table-cell table:formula="of:=LOWER(&quot;msp-&quot;&amp;[.A10]&amp;&quot;-&quot;&amp;[.B10])" office:value-type="string" office:string-value="msp-surfsoc-sh2" calcext:value-type="string">
            <text:p>msp-surfsoc-sh2</text:p>
          </table:table-cell>
          <table:table-cell table:formula="of:=&quot;    -L &quot;&amp;[.G10]&amp;&quot;:&quot;&amp;[.E10]&amp;&quot;:&quot;&amp;[.C10]&amp;&quot;:&quot;&amp;[.D10]&amp;&quot; \&quot;" office:value-type="string" office:string-value="    -L msp-surfsoc-sh2:9005:10.0.2.12:8000 \" calcext:value-type="string">
            <text:p><text:s text:c="4"/>-L msp-surfsoc-sh2:9005:10.0.2.12:8000 \</text:p>
          </table:table-cell>
          <table:table-cell/>
          <table:table-cell table:formula="of:=&quot;https://&quot;&amp;[.G10]&amp;&quot;:&quot;&amp;[.E10]&amp;&quot;/en-GB/account/login?loginType=splunk&quot;" office:value-type="string" office:string-value="https://msp-surfsoc-sh2:9005/en-GB/account/login?loginType=splunk" calcext:value-type="string">
            <text:p>https://msp-surfsoc-sh2:9005/en-GB/account/login?loginType=splunk</text:p>
          </table:table-cell>
          <table:table-cell table:formula="of:=&quot;127.0.0.1 &quot;&amp;CHAR(9)&amp;[.G10]" office:value-type="string" office:string-value="127.0.0.1 &#9;msp-surfsoc-sh2" calcext:value-type="string">
            <text:p>127.0.0.1 <text:tab/>msp-surfsoc-sh2</text:p>
          </table:table-cell>
        </table:table-row>
        <table:table-row table:style-name="ro1">
          <table:table-cell office:value-type="string" calcext:value-type="string">
            <text:p>SURFSOC</text:p>
          </table:table-cell>
          <table:table-cell office:value-type="string" calcext:value-type="string">
            <text:p>SH3</text:p>
          </table:table-cell>
          <table:table-cell office:value-type="string" calcext:value-type="string">
            <text:p>10.0.2.13</text:p>
          </table:table-cell>
          <table:table-cell office:value-type="float" office:value="8000" calcext:value-type="float">
            <text:p>8000</text:p>
          </table:table-cell>
          <table:table-cell table:formula="of:=+[.E10]+1" office:value-type="float" office:value="9006" calcext:value-type="float">
            <text:p>9006</text:p>
          </table:table-cell>
          <table:table-cell/>
          <table:table-cell table:formula="of:=LOWER(&quot;msp-&quot;&amp;[.A11]&amp;&quot;-&quot;&amp;[.B11])" office:value-type="string" office:string-value="msp-surfsoc-sh3" calcext:value-type="string">
            <text:p>msp-surfsoc-sh3</text:p>
          </table:table-cell>
          <table:table-cell table:formula="of:=&quot;    -L &quot;&amp;[.G11]&amp;&quot;:&quot;&amp;[.E11]&amp;&quot;:&quot;&amp;[.C11]&amp;&quot;:&quot;&amp;[.D11]&amp;&quot; \&quot;" office:value-type="string" office:string-value="    -L msp-surfsoc-sh3:9006:10.0.2.13:8000 \" calcext:value-type="string">
            <text:p><text:s text:c="4"/>-L msp-surfsoc-sh3:9006:10.0.2.13:8000 \</text:p>
          </table:table-cell>
          <table:table-cell/>
          <table:table-cell table:formula="of:=&quot;https://&quot;&amp;[.G11]&amp;&quot;:&quot;&amp;[.E11]&amp;&quot;/en-GB/account/login?loginType=splunk&quot;" office:value-type="string" office:string-value="https://msp-surfsoc-sh3:9006/en-GB/account/login?loginType=splunk" calcext:value-type="string">
            <text:p>https://msp-surfsoc-sh3:9006/en-GB/account/login?loginType=splunk</text:p>
          </table:table-cell>
          <table:table-cell table:formula="of:=&quot;127.0.0.1 &quot;&amp;CHAR(9)&amp;[.G11]" office:value-type="string" office:string-value="127.0.0.1 &#9;msp-surfsoc-sh3" calcext:value-type="string">
            <text:p>127.0.0.1 <text:tab/>msp-surfsoc-sh3</text:p>
          </table:table-cell>
        </table:table-row>
        <table:table-row table:style-name="ro1">
          <table:table-cell office:value-type="string" calcext:value-type="string">
            <text:p>UVAHVA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10.1.1.10</text:p>
          </table:table-cell>
          <table:table-cell office:value-type="float" office:value="8000" calcext:value-type="float">
            <text:p>8000</text:p>
          </table:table-cell>
          <table:table-cell table:formula="of:=+[.E11]+1" office:value-type="float" office:value="9007" calcext:value-type="float">
            <text:p>9007</text:p>
          </table:table-cell>
          <table:table-cell/>
          <table:table-cell table:formula="of:=LOWER(&quot;msp-&quot;&amp;[.A12]&amp;&quot;-&quot;&amp;[.B12])" office:value-type="string" office:string-value="msp-uvahva-cm" calcext:value-type="string">
            <text:p>msp-uvahva-cm</text:p>
          </table:table-cell>
          <table:table-cell table:formula="of:=&quot;    -L &quot;&amp;[.G12]&amp;&quot;:&quot;&amp;[.E12]&amp;&quot;:&quot;&amp;[.C12]&amp;&quot;:&quot;&amp;[.D12]&amp;&quot; \&quot;" office:value-type="string" office:string-value="    -L msp-uvahva-cm:9007:10.1.1.10:8000 \" calcext:value-type="string">
            <text:p><text:s text:c="4"/>-L msp-uvahva-cm:9007:10.1.1.10:8000 \</text:p>
          </table:table-cell>
          <table:table-cell/>
          <table:table-cell table:formula="of:=&quot;https://&quot;&amp;[.G12]&amp;&quot;:&quot;&amp;[.E12]&amp;&quot;/en-GB/account/login?loginType=splunk&quot;" office:value-type="string" office:string-value="https://msp-uvahva-cm:9007/en-GB/account/login?loginType=splunk" calcext:value-type="string">
            <text:p>https://msp-uvahva-cm:9007/en-GB/account/login?loginType=splunk</text:p>
          </table:table-cell>
          <table:table-cell table:formula="of:=&quot;127.0.0.1 &quot;&amp;CHAR(9)&amp;[.G12]" office:value-type="string" office:string-value="127.0.0.1 &#9;msp-uvahva-cm" calcext:value-type="string">
            <text:p>127.0.0.1 <text:tab/>msp-uvahva-cm</text:p>
          </table:table-cell>
        </table:table-row>
        <table:table-row table:style-name="ro1">
          <table:table-cell office:value-type="string" calcext:value-type="string">
            <text:p>UVAHVA</text:p>
          </table:table-cell>
          <table:table-cell office:value-type="string" calcext:value-type="string">
            <text:p>SHUVA</text:p>
          </table:table-cell>
          <table:table-cell office:value-type="string" calcext:value-type="string">
            <text:p>10.1.2.10</text:p>
          </table:table-cell>
          <table:table-cell office:value-type="float" office:value="8000" calcext:value-type="float">
            <text:p>8000</text:p>
          </table:table-cell>
          <table:table-cell table:formula="of:=+[.E12]+1" office:value-type="float" office:value="9008" calcext:value-type="float">
            <text:p>9008</text:p>
          </table:table-cell>
          <table:table-cell/>
          <table:table-cell table:formula="of:=LOWER(&quot;msp-&quot;&amp;[.A13]&amp;&quot;-&quot;&amp;[.B13])" office:value-type="string" office:string-value="msp-uvahva-shuva" calcext:value-type="string">
            <text:p>msp-uvahva-shuva</text:p>
          </table:table-cell>
          <table:table-cell table:formula="of:=&quot;    -L &quot;&amp;[.G13]&amp;&quot;:&quot;&amp;[.E13]&amp;&quot;:&quot;&amp;[.C13]&amp;&quot;:&quot;&amp;[.D13]&amp;&quot; \&quot;" office:value-type="string" office:string-value="    -L msp-uvahva-shuva:9008:10.1.2.10:8000 \" calcext:value-type="string">
            <text:p><text:s text:c="4"/>-L msp-uvahva-shuva:9008:10.1.2.10:8000 \</text:p>
          </table:table-cell>
          <table:table-cell/>
          <table:table-cell table:formula="of:=&quot;https://&quot;&amp;[.G13]&amp;&quot;:&quot;&amp;[.E13]&amp;&quot;/en-GB/account/login?loginType=splunk&quot;" office:value-type="string" office:string-value="https://msp-uvahva-shuva:9008/en-GB/account/login?loginType=splunk" calcext:value-type="string">
            <text:p>https://msp-uvahva-shuva:9008/en-GB/account/login?loginType=splunk</text:p>
          </table:table-cell>
          <table:table-cell table:formula="of:=&quot;127.0.0.1 &quot;&amp;CHAR(9)&amp;[.G13]" office:value-type="string" office:string-value="127.0.0.1 &#9;msp-uvahva-shuva" calcext:value-type="string">
            <text:p>127.0.0.1 <text:tab/>msp-uvahva-shuva</text:p>
          </table:table-cell>
        </table:table-row>
        <table:table-row table:style-name="ro1">
          <table:table-cell office:value-type="string" calcext:value-type="string">
            <text:p>UVAHVA</text:p>
          </table:table-cell>
          <table:table-cell office:value-type="string" calcext:value-type="string">
            <text:p>SHHVA</text:p>
          </table:table-cell>
          <table:table-cell office:value-type="string" calcext:value-type="string">
            <text:p>10.1.3.10</text:p>
          </table:table-cell>
          <table:table-cell office:value-type="float" office:value="8000" calcext:value-type="float">
            <text:p>8000</text:p>
          </table:table-cell>
          <table:table-cell table:formula="of:=+[.E13]+1" office:value-type="float" office:value="9009" calcext:value-type="float">
            <text:p>9009</text:p>
          </table:table-cell>
          <table:table-cell/>
          <table:table-cell table:formula="of:=LOWER(&quot;msp-&quot;&amp;[.A14]&amp;&quot;-&quot;&amp;[.B14])" office:value-type="string" office:string-value="msp-uvahva-shhva" calcext:value-type="string">
            <text:p>msp-uvahva-shhva</text:p>
          </table:table-cell>
          <table:table-cell table:formula="of:=&quot;    -L &quot;&amp;[.G14]&amp;&quot;:&quot;&amp;[.E14]&amp;&quot;:&quot;&amp;[.C14]&amp;&quot;:&quot;&amp;[.D14]&amp;&quot; \&quot;" office:value-type="string" office:string-value="    -L msp-uvahva-shhva:9009:10.1.3.10:8000 \" calcext:value-type="string">
            <text:p><text:s text:c="4"/>-L msp-uvahva-shhva:9009:10.1.3.10:8000 \</text:p>
          </table:table-cell>
          <table:table-cell/>
          <table:table-cell table:formula="of:=&quot;https://&quot;&amp;[.G14]&amp;&quot;:&quot;&amp;[.E14]&amp;&quot;/en-GB/account/login?loginType=splunk&quot;" office:value-type="string" office:string-value="https://msp-uvahva-shhva:9009/en-GB/account/login?loginType=splunk" calcext:value-type="string">
            <text:p>https://msp-uvahva-shhva:9009/en-GB/account/login?loginType=splunk</text:p>
          </table:table-cell>
          <table:table-cell table:formula="of:=&quot;127.0.0.1 &quot;&amp;CHAR(9)&amp;[.G14]" office:value-type="string" office:string-value="127.0.0.1 &#9;msp-uvahva-shhva" calcext:value-type="string">
            <text:p>127.0.0.1 <text:tab/>msp-uvahva-shhva</text:p>
          </table:table-cell>
        </table:table-row>
        <table:table-row table:style-name="ro1">
          <table:table-cell office:value-type="string" calcext:value-type="string">
            <text:p>UVAHVA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10.1.6.10</text:p>
          </table:table-cell>
          <table:table-cell office:value-type="float" office:value="8000" calcext:value-type="float">
            <text:p>8000</text:p>
          </table:table-cell>
          <table:table-cell table:formula="of:=+[.E14]+1" office:value-type="float" office:value="9010" calcext:value-type="float">
            <text:p>9010</text:p>
          </table:table-cell>
          <table:table-cell/>
          <table:table-cell table:formula="of:=LOWER(&quot;msp-&quot;&amp;[.A15]&amp;&quot;-&quot;&amp;[.B15])" office:value-type="string" office:string-value="msp-uvahva-ds" calcext:value-type="string">
            <text:p>msp-uvahva-ds</text:p>
          </table:table-cell>
          <table:table-cell table:formula="of:=&quot;    -L &quot;&amp;[.G15]&amp;&quot;:&quot;&amp;[.E15]&amp;&quot;:&quot;&amp;[.C15]&amp;&quot;:&quot;&amp;[.D15]&amp;&quot; \&quot;" office:value-type="string" office:string-value="    -L msp-uvahva-ds:9010:10.1.6.10:8000 \" calcext:value-type="string">
            <text:p><text:s text:c="4"/>-L msp-uvahva-ds:9010:10.1.6.10:8000 \</text:p>
          </table:table-cell>
          <table:table-cell/>
          <table:table-cell table:formula="of:=&quot;https://&quot;&amp;[.G15]&amp;&quot;:&quot;&amp;[.E15]&amp;&quot;/en-GB/account/login?loginType=splunk&quot;" office:value-type="string" office:string-value="https://msp-uvahva-ds:9010/en-GB/account/login?loginType=splunk" calcext:value-type="string">
            <text:p>https://msp-uvahva-ds:9010/en-GB/account/login?loginType=splunk</text:p>
          </table:table-cell>
          <table:table-cell table:formula="of:=&quot;127.0.0.1 &quot;&amp;CHAR(9)&amp;[.G15]" office:value-type="string" office:string-value="127.0.0.1 &#9;msp-uvahva-ds" calcext:value-type="string">
            <text:p>127.0.0.1 <text:tab/>msp-uvahva-ds</text:p>
          </table:table-cell>
        </table:table-row>
        <table:table-row table:style-name="ro1">
          <table:table-cell office:value-type="string" calcext:value-type="string">
            <text:p>UVAHVA</text:p>
          </table:table-cell>
          <table:table-cell office:value-type="string" calcext:value-type="string">
            <text:p>HFW1</text:p>
          </table:table-cell>
          <table:table-cell office:value-type="string" calcext:value-type="string">
            <text:p>10.1.4.10</text:p>
          </table:table-cell>
          <table:table-cell office:value-type="float" office:value="8010" calcext:value-type="float">
            <text:p>8010</text:p>
          </table:table-cell>
          <table:table-cell table:formula="of:=+[.E15]+1" office:value-type="float" office:value="9011" calcext:value-type="float">
            <text:p>9011</text:p>
          </table:table-cell>
          <table:table-cell/>
          <table:table-cell table:formula="of:=LOWER(&quot;msp-&quot;&amp;[.A16]&amp;&quot;-&quot;&amp;[.B16])" office:value-type="string" office:string-value="msp-uvahva-hfw1" calcext:value-type="string">
            <text:p>msp-uvahva-hfw1</text:p>
          </table:table-cell>
          <table:table-cell table:formula="of:=&quot;    -L &quot;&amp;[.G16]&amp;&quot;:&quot;&amp;[.E16]&amp;&quot;:&quot;&amp;[.C16]&amp;&quot;:&quot;&amp;[.D16]&amp;&quot; \&quot;" office:value-type="string" office:string-value="    -L msp-uvahva-hfw1:9011:10.1.4.10:8010 \" calcext:value-type="string">
            <text:p><text:s text:c="4"/>-L msp-uvahva-hfw1:9011:10.1.4.10:8010 \</text:p>
          </table:table-cell>
          <table:table-cell/>
          <table:table-cell table:formula="of:=&quot;https://&quot;&amp;[.G16]&amp;&quot;:&quot;&amp;[.E16]&amp;&quot;/en-GB/account/login?loginType=splunk&quot;" office:value-type="string" office:string-value="https://msp-uvahva-hfw1:9011/en-GB/account/login?loginType=splunk" calcext:value-type="string">
            <text:p>https://msp-uvahva-hfw1:9011/en-GB/account/login?loginType=splunk</text:p>
          </table:table-cell>
          <table:table-cell table:formula="of:=&quot;127.0.0.1 &quot;&amp;CHAR(9)&amp;[.G16]" office:value-type="string" office:string-value="127.0.0.1 &#9;msp-uvahva-hfw1" calcext:value-type="string">
            <text:p>127.0.0.1 <text:tab/>msp-uvahva-hfw1</text:p>
          </table:table-cell>
        </table:table-row>
        <table:table-row table:style-name="ro1">
          <table:table-cell office:value-type="string" calcext:value-type="string">
            <text:p>UVAHVA</text:p>
          </table:table-cell>
          <table:table-cell office:value-type="string" calcext:value-type="string">
            <text:p>HFW2</text:p>
          </table:table-cell>
          <table:table-cell office:value-type="string" calcext:value-type="string">
            <text:p>10.1.5.10</text:p>
          </table:table-cell>
          <table:table-cell office:value-type="float" office:value="8000" calcext:value-type="float">
            <text:p>8000</text:p>
          </table:table-cell>
          <table:table-cell table:formula="of:=+[.E16]+1" office:value-type="float" office:value="9012" calcext:value-type="float">
            <text:p>9012</text:p>
          </table:table-cell>
          <table:table-cell/>
          <table:table-cell table:formula="of:=LOWER(&quot;msp-&quot;&amp;[.A17]&amp;&quot;-&quot;&amp;[.B17])" office:value-type="string" office:string-value="msp-uvahva-hfw2" calcext:value-type="string">
            <text:p>msp-uvahva-hfw2</text:p>
          </table:table-cell>
          <table:table-cell table:formula="of:=&quot;    -L &quot;&amp;[.G17]&amp;&quot;:&quot;&amp;[.E17]&amp;&quot;:&quot;&amp;[.C17]&amp;&quot;:&quot;&amp;[.D17]&amp;&quot; \&quot;" office:value-type="string" office:string-value="    -L msp-uvahva-hfw2:9012:10.1.5.10:8000 \" calcext:value-type="string">
            <text:p><text:s text:c="4"/>-L msp-uvahva-hfw2:9012:10.1.5.10:8000 \</text:p>
          </table:table-cell>
          <table:table-cell/>
          <table:table-cell table:formula="of:=&quot;https://&quot;&amp;[.G17]&amp;&quot;:&quot;&amp;[.E17]&amp;&quot;/en-GB/account/login?loginType=splunk&quot;" office:value-type="string" office:string-value="https://msp-uvahva-hfw2:9012/en-GB/account/login?loginType=splunk" calcext:value-type="string">
            <text:p>https://msp-uvahva-hfw2:9012/en-GB/account/login?loginType=splunk</text:p>
          </table:table-cell>
          <table:table-cell table:formula="of:=&quot;127.0.0.1 &quot;&amp;CHAR(9)&amp;[.G17]" office:value-type="string" office:string-value="127.0.0.1 &#9;msp-uvahva-hfw2" calcext:value-type="string">
            <text:p>127.0.0.1 <text:tab/>msp-uvahva-hfw2</text:p>
          </table:table-cell>
        </table:table-row>
        <table:table-row table:style-name="ro1">
          <table:table-cell table:number-columns-repeated="7"/>
          <table:table-cell table:formula="of:=&quot;    &quot;&amp;[.C1]&amp;&quot;@18.198.108.78&quot;" office:value-type="string" office:string-value="    perry.vandenhondel@18.198.108.78" calcext:value-type="string">
            <text:p><text:s text:c="4"/>perry.vandenhondel@18.198.108.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4:06:26.485209311</meta:creation-date>
    <meta:generator>LibreOffice/7.1.1.2$Linux_X86_64 LibreOffice_project/10$Build-2</meta:generator>
    <dc:date>2021-03-03T19:16:54.295049200</dc:date>
    <meta:editing-duration>PT57M11S</meta:editing-duration>
    <meta:editing-cycles>5</meta:editing-cycles>
    <meta:document-statistic meta:table-count="1" meta:cell-count="130" meta:object-count="0"/>
  </office:meta>
</office:document-meta>
</file>